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</office:automatic-styles>
  <office:body>
    <office:text>
      <text:p text:style-name="Title">Keyboard Shortcuts Cheat Shee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October 12, 2021 (01:47:34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oreword"/>Foreword<text:bookmark-end text:name="foreword"/></text:h>
      <text:p text:style-name="First_20_paragraph">This document contains useful keyboard shortcuts for different operating systems and IDEs. We use the following symbols: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Symbol</text:p>
            </table:table-cell>
            <table:table-cell table:style-name="TableHeaderRowCell" office:value-type="string">
              <text:p text:style-name="Table_20_Heading">Common Name</text:p>
            </table:table-cell>
          </table:table-row>
        </table:table-header-rows>
        <table:table-row>
          <table:table-cell table:style-name="TableRowCell" office:value-type="string">
            <text:p text:style-name="Table_20_Contents">⇧</text:p>
          </table:table-cell>
          <table:table-cell table:style-name="TableRowCell" office:value-type="string">
            <text:p text:style-name="Table_20_Contents">Shift</text:p>
          </table:table-cell>
        </table:table-row>
        <table:table-row>
          <table:table-cell table:style-name="TableRowCell" office:value-type="string">
            <text:p text:style-name="Table_20_Contents">⌥</text:p>
          </table:table-cell>
          <table:table-cell table:style-name="TableRowCell" office:value-type="string">
            <text:p text:style-name="Table_20_Contents">Option (or Alt)</text:p>
          </table:table-cell>
        </table:table-row>
        <table:table-row>
          <table:table-cell table:style-name="TableRowCell" office:value-type="string">
            <text:p text:style-name="Table_20_Contents">⌘</text:p>
          </table:table-cell>
          <table:table-cell table:style-name="TableRowCell" office:value-type="string">
            <text:p text:style-name="Table_20_Contents">Command (or Cmd)</text:p>
          </table:table-cell>
        </table:table-row>
        <table:table-row>
          <table:table-cell table:style-name="TableRowCell" office:value-type="string">
            <text:p text:style-name="Table_20_Contents">↵</text:p>
          </table:table-cell>
          <table:table-cell table:style-name="TableRowCell" office:value-type="string">
            <text:p text:style-name="Table_20_Contents">(Carriage) Return</text:p>
          </table:table-cell>
        </table:table-row>
      </table:table>
      <text:p text:style-name="First_20_paragraph">The sections labeled with the star symbol (“*”) work generally everywhere, beyond your IDE.</text:p>
      <text:p text:style-name="Text_20_body">More advanced shortcuts may be available to your particular IDE:</text:p>
      <text:list text:style-name="L1">
        <text:list-item>
          <text:p text:style-name="P1">For Visual Studio for Windows, refer to <text:a xlink:type="simple" xlink:href="https://docs.microsoft.com/en-us/visualstudio/ide/default-keyboard-shortcuts-in-visual-studio?view=vs-2019" office:name=""><text:span text:style-name="Definition">the documentation</text:span></text:a>,</text:p>
        </text:list-item>
        <text:list-item>
          <text:p text:style-name="P1">For Visual Studio for MacOS, refer to <text:a xlink:type="simple" xlink:href="https://docs.microsoft.com/en-us/visualstudio/mac/keyboard-shortcuts?view=vsmac-2019" office:name=""><text:span text:style-name="Definition">the documentation</text:span></text:a></text:p>
        </text:list-item>
        <text:list-item>
          <text:p text:style-name="P1">For Rider, refer to <text:a xlink:type="simple" xlink:href="https://www.jetbrains.com/help/rider/mastering_keyboard_shortcuts.html" office:name=""><text:span text:style-name="Definition">the documentation</text:span></text:a>,</text:p>
        </text:list-item>
        <text:list-item>
          <text:p text:style-name="P1">For MonoDevelop, you can refer to <text:a xlink:type="simple" xlink:href="https://shortcutworld.com/Xamarin-Studio/win/Xamarin-Studio-(MonoDevelop)_Shortcuts" office:name=""><text:span text:style-name="Definition">this cheatsheet</text:span></text:a> or directly access <text:a xlink:type="simple" xlink:href="https://mhut.ch/journal/2011/02/05/monodevelop-tips-key-bindings" office:name=""><text:span text:style-name="Definition">the key binding panel</text:span></text:a>.</text:p>
        </text:list-item>
      </text:list>
      <text:h text:style-name="Heading_20_1" text:outline-level="1"><text:bookmark-start text:name="useful-shortcuts"/>Useful Shortcuts<text:bookmark-end text:name="useful-shortcuts"/></text:h>
      <text:h text:style-name="Heading_20_2" text:outline-level="2"><text:bookmark-start text:name="build-solution"/>Build solution<text:bookmark-end text:name="build-solution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⇧ + B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⌘ + B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⇧ + B</text:p>
          </table:table-cell>
        </table:table-row>
      </table:table>
      <text:h text:style-name="Heading_20_2" text:outline-level="2"><text:bookmark-start text:name="exit-any-program"/>Exit any program*<text:bookmark-end text:name="exit-any-program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Alt + F4 or Ctrl + q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⌘ + q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Alt + F4</text:p>
          </table:table-cell>
        </table:table-row>
      </table:table>
      <text:h text:style-name="Heading_20_2" text:outline-level="2"><text:bookmark-start text:name="runexecute-program"/>Run/execute program<text:bookmark-end text:name="runexecute-program"/></text:h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F5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F5 -or- ⌥ + ⌘ + ↵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F5</text:p>
          </table:table-cell>
        </table:table-row>
      </table:table>
      <text:h text:style-name="Heading_20_2" text:outline-level="2"><text:bookmark-start text:name="undo"/>Undo*<text:bookmark-end text:name="undo"/></text:h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z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⌘ + z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z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Keyboard Shortcuts Cheat Shee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0-12T05:47:41Z</meta:creation-date>
    <dc:date>2021-10-12T05:47:41Z</dc:date>
    <meta:user-defined meta:name="date" meta:value-type="string">October  12, 2021 (01:47:34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